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855e" officeooo:paragraph-rsid="0007855e"/>
    </style:style>
    <style:style style:name="P2" style:family="paragraph" style:parent-style-name="Text_20_body" style:list-style-name="L1">
      <style:text-properties officeooo:rsid="0007855e" officeooo:paragraph-rsid="0007855e"/>
    </style:style>
    <style:style style:name="P3" style:family="paragraph" style:parent-style-name="Text_20_body" style:list-style-name="L1">
      <style:text-properties officeooo:rsid="0008fc53" officeooo:paragraph-rsid="0008fc53"/>
    </style:style>
    <style:style style:name="P4" style:family="paragraph" style:parent-style-name="Text_20_body">
      <style:text-properties officeooo:rsid="000938a5" officeooo:paragraph-rsid="000938a5"/>
    </style:style>
    <style:style style:name="P5" style:family="paragraph" style:parent-style-name="Heading_20_1">
      <style:text-properties officeooo:rsid="0007855e" officeooo:paragraph-rsid="0007855e"/>
    </style:style>
    <style:style style:name="P6" style:family="paragraph" style:parent-style-name="Heading_20_1">
      <style:text-properties officeooo:rsid="000938a5" officeooo:paragraph-rsid="000938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úvidas Embratel – VDS</text:p>
      <text:h text:style-name="P6" text:outline-level="1">Ambiente</text:h>
      <text:p text:style-name="P4">Versão do APS (1/2)</text:p>
      <text:h text:style-name="P5" text:outline-level="1">Configuração da plataforma Cisco VDS</text:h>
      <text:list xml:id="list8330502598777501139" text:style-name="L1">
        <text:list-item>
          <text:p text:style-name="P2">Ingest(13.3) – Será configurado para cada content provider?</text:p>
        </text:list-item>
        <text:list-item>
          <text:p text:style-name="P3">Reseller / Content Provider – como serão tratados pelo sistema? Teremos o cadastramento de ambos os tipos de clientes? Haverá tratamento de quota / demais parâmetros do content provider?</text:p>
        </text:list-item>
        <text:list-item>
          <text:p text:style-name="P3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Paiva</meta:initial-creator>
    <meta:creation-date>2016-04-25T09:46:05.406737121</meta:creation-date>
    <dc:date>2016-04-25T13:34:54.975670065</dc:date>
    <dc:creator>Carlos Paiva</dc:creator>
    <meta:editing-duration>PT1H6M20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7" meta:word-count="51" meta:character-count="333" meta:non-whitespace-character-count="288"/>
  </office:meta>
</office:document-meta>
</file>